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officeooo:rsid="000a755f" officeooo:paragraph-rsid="000ce7a3" style:font-weight-asian="bold" style:font-weight-complex="bold"/>
    </style:style>
    <style:style style:name="P3" style:family="paragraph" style:parent-style-name="Standard">
      <style:text-properties fo:font-weight="normal" officeooo:rsid="00067557" officeooo:paragraph-rsid="00067557" style:font-weight-asian="normal" style:font-weight-complex="normal"/>
    </style:style>
    <style:style style:name="P4" style:family="paragraph" style:parent-style-name="Standard">
      <style:text-properties fo:font-weight="normal" officeooo:rsid="0008f403" officeooo:paragraph-rsid="0008f403" style:font-weight-asian="normal" style:font-weight-complex="normal"/>
    </style:style>
    <style:style style:name="P5" style:family="paragraph" style:parent-style-name="Standard">
      <style:text-properties fo:font-weight="normal" officeooo:rsid="0008f403" officeooo:paragraph-rsid="000ce7a3" style:font-weight-asian="normal" style:font-weight-complex="normal"/>
    </style:style>
    <style:style style:name="P6" style:family="paragraph" style:parent-style-name="Standard">
      <style:text-properties fo:font-weight="normal" officeooo:rsid="000a755f" officeooo:paragraph-rsid="000a755f" style:font-weight-asian="normal" style:font-weight-complex="normal"/>
    </style:style>
    <style:style style:name="P7" style:family="paragraph" style:parent-style-name="Standard">
      <style:text-properties fo:font-weight="normal" officeooo:rsid="000a755f" officeooo:paragraph-rsid="000ce7a3" style:font-weight-asian="normal" style:font-weight-complex="normal"/>
    </style:style>
    <style:style style:name="P8" style:family="paragraph" style:parent-style-name="Standard">
      <style:text-properties fo:font-weight="normal" officeooo:rsid="0010c9e9" officeooo:paragraph-rsid="0010c9e9" style:font-weight-asian="normal" style:font-weight-complex="normal"/>
    </style:style>
    <style:style style:name="P9" style:family="paragraph" style:parent-style-name="Standard">
      <style:text-properties fo:font-weight="normal" officeooo:rsid="0015d823" officeooo:paragraph-rsid="0015d823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0d27ec" officeooo:paragraph-rsid="000d27ec" style:font-weight-asian="normal" style:font-weight-complex="normal"/>
    </style:style>
    <style:style style:name="P11" style:family="paragraph" style:parent-style-name="Text_20_body">
      <style:text-properties fo:font-weight="normal" officeooo:rsid="0008f403" officeooo:paragraph-rsid="000ce7a3" style:font-weight-asian="normal" style:font-weight-complex="normal"/>
    </style:style>
    <style:style style:name="P12" style:family="paragraph" style:parent-style-name="Text_20_body">
      <style:text-properties fo:font-weight="normal" officeooo:rsid="000a755f" officeooo:paragraph-rsid="000afe49" style:font-weight-asian="normal" style:font-weight-complex="normal"/>
    </style:style>
    <style:style style:name="P13" style:family="paragraph" style:parent-style-name="Text_20_body">
      <style:text-properties officeooo:paragraph-rsid="000afe49"/>
    </style:style>
    <style:style style:name="P14" style:family="paragraph" style:parent-style-name="Text_20_body">
      <style:paragraph-properties fo:margin-top="0in" fo:margin-bottom="0in" style:contextual-spacing="true"/>
      <style:text-properties fo:font-weight="normal" officeooo:rsid="000afe49" officeooo:paragraph-rsid="000afe49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true"/>
      <style:text-properties fo:font-weight="normal" officeooo:rsid="000afe49" officeooo:paragraph-rsid="0010c9e9" style:font-weight-asian="normal" style:font-weight-complex="normal"/>
    </style:style>
    <style:style style:name="P16" style:family="paragraph" style:parent-style-name="Text_20_body">
      <style:paragraph-properties fo:margin-top="0in" fo:margin-bottom="0in" style:contextual-spacing="true"/>
      <style:text-properties officeooo:rsid="000afe49" officeooo:paragraph-rsid="000afe49"/>
    </style:style>
    <style:style style:name="P17" style:family="paragraph" style:parent-style-name="Standard">
      <style:text-properties fo:font-weight="normal" officeooo:rsid="000a755f" officeooo:paragraph-rsid="000ce7a3" style:font-weight-asian="normal" style:font-weight-complex="normal"/>
    </style:style>
    <style:style style:name="P18" style:family="paragraph" style:parent-style-name="Standard">
      <style:text-properties fo:font-weight="normal" officeooo:rsid="00187070" officeooo:paragraph-rsid="00187070" style:font-weight-asian="normal" style:font-weight-complex="normal"/>
    </style:style>
    <style:style style:name="P19" style:family="paragraph" style:parent-style-name="Standard">
      <style:text-properties fo:font-weight="normal" officeooo:rsid="00187070" officeooo:paragraph-rsid="001a64ce" style:font-weight-asian="normal" style:font-weight-complex="normal"/>
    </style:style>
    <style:style style:name="P20" style:family="paragraph" style:parent-style-name="Standard">
      <style:text-properties fo:font-weight="normal" officeooo:rsid="001a64ce" officeooo:paragraph-rsid="001a64ce" style:font-weight-asian="normal" style:font-weight-complex="normal"/>
    </style:style>
    <style:style style:name="T1" style:family="text">
      <style:text-properties officeooo:rsid="000a75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62d" style:font-weight-asian="bold" style:font-weight-complex="bold"/>
    </style:style>
    <style:style style:name="T4" style:family="text">
      <style:text-properties fo:font-weight="bold" officeooo:rsid="00184b7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27ec" style:font-weight-asian="normal" style:font-weight-complex="normal"/>
    </style:style>
    <style:style style:name="T7" style:family="text">
      <style:text-properties fo:font-weight="normal" officeooo:rsid="0010c9e9" style:font-weight-asian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08f403" style:font-weight-asian="bold" style:font-weight-complex="bold"/>
    </style:style>
    <style:style style:name="T11" style:family="text">
      <style:text-properties style:font-name="Liberation Serif" fo:font-weight="normal" officeooo:rsid="0008f403" style:font-weight-asian="normal" style:font-weight-complex="normal"/>
    </style:style>
    <style:style style:name="T12" style:family="text">
      <style:text-properties officeooo:rsid="000ce7a3"/>
    </style:style>
    <style:style style:name="T13" style:family="text">
      <style:text-properties officeooo:rsid="000d27ec"/>
    </style:style>
    <style:style style:name="T14" style:family="text">
      <style:text-properties officeooo:rsid="0010c9e9"/>
    </style:style>
    <style:style style:name="T15" style:family="text">
      <style:text-properties officeooo:rsid="001a64ce"/>
    </style:style>
    <style:style style:name="T16" style:family="text">
      <style:text-properties officeooo:rsid="001c2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Step <text:span text:style-name="T13">1</text:span>: <text:s/><text:span text:style-name="T12">C</text:span>reate Git <text:span text:style-name="T12">R</text:span>epo(<text:span text:style-name="T13">locally)</text:span></text:p>
      <text:p text:style-name="P4"/>
      <text:p text:style-name="P13"><text:span text:style-name="T11">The </text:span><text:span text:style-name="Source_20_Text"><text:span text:style-name="T10">git init</text:span></text:span><text:span text:style-name="T10"> </text:span><text:span text:style-name="T11">command creates a new Git repository. It can be used to convert an existing, unversioned project to a Git repository or initialize a new empty repository. Most of the other Git commands are not available outside of an initialized repository, so this is usually the first command you’ll run in a new project.</text:span></text:p>
      <text:p text:style-name="P12">The <text:span text:style-name="Source_20_Text">git clone</text:span> command copies an existing Git repository. This is sort of like <text:span text:style-name="Source_20_Text">svn checkout</text:span>, except the “working copy” is a full-fledged Git repository—it has its own history, manages its own files, and is a completely isolated environment from the original repository.</text:p>
      <text:p text:style-name="P12">The <text:span text:style-name="Source_20_Text">git config</text:span> command lets you configure your Git installation (or an individual repository) from the command line. This command can define everything from user info to preferences to the behavior of a repository. Several common configuration options are listed below. </text:p>
      <text:p text:style-name="P12"/>
      <text:p text:style-name="P16"><text:span text:style-name="T6">Link</text:span><text:span text:style-name="T7">tos</text:span><text:span text:style-name="T6"> or Asides or Syntax Bubble</text:span><text:span text:style-name="T5">:</text:span></text:p>
      <text:p text:style-name="P14"/>
      <text:p text:style-name="P15"><text:span text:style-name="T8">Executing </text:span><text:span text:style-name="Source_20_Text"><text:span text:style-name="T9">git init</text:span></text:span><text:span text:style-name="T9"> </text:span><text:span text:style-name="T8">creates a </text:span><text:span text:style-name="Source_20_Text"><text:span text:style-name="T8">.git</text:span></text:span><text:span text:style-name="T8"> subdirectory in the project root, which contains all of the necessary metadata for the repo, and makes it possible to start recording revisions of the project.. </text:span></text:p>
      <text:p text:style-name="P14"/>
      <text:p text:style-name="P14">Git clone &lt;repo&gt;</text:p>
      <text:p text:style-name="P14">Clone the repository located at <text:span text:style-name="Source_20_Text">&lt;repo&gt;</text:span> onto the local machine. The original repository can be located on the local filesystem or on a remote machine accessible via HTTP or SSH.</text:p>
      <text:p text:style-name="P4"/>
      <text:p text:style-name="P6">To update your local repository to the newest commit, execute <text:span text:style-name="T2">git pull </text:span>in your working directory to fetch and merge remote change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tep <text:span text:style-name="T12">2</text:span>: Create <text:span text:style-name="T12">Github</text:span> <text:span text:style-name="T13">(pushing)</text:span></text:p>
      <text:p text:style-name="P5">Assuming you've already created a folder inside your text editor. Now its time to create a git<text:span text:style-name="T14">hub</text:span> repo. <text:span text:style-name="T8">Open your terminal, move(cd) into the folder. </text:span></text:p>
      <text:p text:style-name="P10">Git add </text:p>
      <text:p text:style-name="P10">git commit</text:p>
      <text:p text:style-name="P5">Now to add the folder use git add *, to commit the changes use git commit -m “commit message” .. <text:span text:style-name="T1">whatever's inside the quotations: </text:span>“ <text:span text:style-name="T1">” helps you keep track of recent changes made. </text:span></text:p>
      <text:p text:style-name="P7">Your changes are now in your local working copy, to send those changes to your remote repository, execute <text:span text:style-name="T2">git push origin [github link]. <text:s text:c="2"/></text:span></text:p>
      <text:p text:style-name="P7"/>
      <text:p text:style-name="P8"><text:span text:style-name="T2">L</text:span><text:span text:style-name="T4">i</text:span><text:span text:style-name="T3">sdf</text:span></text:p>
      <text:p text:style-name="P7"/>
      <text:p text:style-name="P18">About Chat App <text:span text:style-name="T15">into</text:span></text:p>
      <text:p text:style-name="P18"/>
      <text:p text:style-name="P19">If you'd like to create the next SnapChat, <text:span text:style-name="T15">proceed.</text:span> If you'd like to be the creator of <text:span text:style-name="T15">a</text:span> new and improved SnapChat, read on. You <text:span text:style-name="T15">still</text:span> there? Awesome. Thanks for checking out our tutorial! Today you'll learn how to create <text:span text:style-name="T15">your first </text:span>functional, <text:span text:style-name="T15">peer to peer,</text:span> chat app. For many beginner JavaScript developers, building one of these has become somewhat of a rite of passage so congratulations, <text:span text:style-name="T15">welcome to the club</text:span>. Chatapp <text:span text:style-name="T15">projects are a good place</text:span> to test your <text:span text:style-name="T15">budding</text:span> <text:span text:style-name="T15">J</text:span>avascript skills because it<text:span text:style-name="T15">'s framework</text:span> comprise of <text:span text:style-name="T15">complex</text:span> yet accessible <text:span text:style-name="T15">parts. </text:span></text:p>
      <text:p text:style-name="P19"><text:span text:style-name="T15">Here, w</text:span>e'll show you the basic framework. And from the framework, <text:span text:style-name="T15">we'll go on to teach you how to style, test, and host your site! Sounds like a lot right? Don't panic, youre in good hand. By the end of our tutorial, you'll</text:span> be able to buil<text:span text:style-name="T15">d features that go above and beyond the SnapChat-standard</text:span>.</text:p>
      <text:p text:style-name="P18">We'll teach you what a <text:span text:style-name="T15">s</text:span>erver an client does and of course give you instruction on the code to make the server and client connect with each other. </text:p>
      <text:p text:style-name="P20">So to wrap up, by the end you will have learned: how to create a server and client, <text:span text:style-name="T16">how to get them communicating with each other,</text:span> how to style the app, how to test it, how to host it, <text:span text:style-name="T16">and finally, </text:span><text:s/>how to impress the internet by pushing your code to Github. </text:p>
      <text:p text:style-name="P20"/>
      <text:p text:style-name="P20">WS intro</text:p>
      <text:p text:style-name="P2"/>
      <text:p text:style-name="P7"/>
      <text:p text:style-name="P11"/>
      <text:p text:style-name="P5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Intro to Chat App</text:p>
      <text:p text:style-name="P9"/>
      <text:p text:style-name="P9">Intro to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20:31:54.529634161</meta:creation-date>
    <dc:date>2015-01-05T18:46:18.526331553</dc:date>
    <meta:editing-duration>PT1H11M2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3" meta:paragraph-count="25" meta:word-count="570" meta:character-count="3278" meta:non-whitespace-character-count="2716"/>
  </office:meta>
</office:document-meta>
</file>